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ba03" officeooo:paragraph-rsid="001eba03"/>
    </style:style>
    <style:style style:name="P2" style:family="paragraph" style:parent-style-name="Standard">
      <style:text-properties officeooo:rsid="001fd3c0" officeooo:paragraph-rsid="001fd3c0"/>
    </style:style>
    <style:style style:name="P3" style:family="paragraph" style:parent-style-name="Standard">
      <style:text-properties officeooo:rsid="00213b57" officeooo:paragraph-rsid="00213b57"/>
    </style:style>
    <style:style style:name="P4" style:family="paragraph" style:parent-style-name="Standard">
      <style:text-properties officeooo:rsid="0022b16a" officeooo:paragraph-rsid="0022b16a"/>
    </style:style>
    <style:style style:name="P5" style:family="paragraph" style:parent-style-name="Standard">
      <style:text-properties officeooo:rsid="0023ebfc" officeooo:paragraph-rsid="0023ebfc"/>
    </style:style>
    <style:style style:name="P6" style:family="paragraph" style:parent-style-name="Standard">
      <style:text-properties officeooo:rsid="00270393" officeooo:paragraph-rsid="00270393"/>
    </style:style>
    <style:style style:name="T1" style:family="text">
      <style:text-properties officeooo:rsid="0022b16a"/>
    </style:style>
    <style:style style:name="T2" style:family="text">
      <style:text-properties officeooo:rsid="00257d2c"/>
    </style:style>
    <style:style style:name="T3" style:family="text">
      <style:text-properties officeooo:rsid="002703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tform based companies and their network based growth</text:p>
      <text:p text:style-name="P1"/>
      <text:p text:style-name="P2">The gist is this “platform based companies whose growth is determined by the network of it’s users are a gold mine”.</text:p>
      <text:p text:style-name="P2"/>
      <text:p text:style-name="P3">The reason for this is as the network of users of a platform grow they make <text:span text:style-name="T1">the network more valuable to the existing users, new users and also to the owning company.</text:span></text:p>
      <text:p text:style-name="P4">As new users are added to the network, there is a higher and higher possibility of new connections for a network user. And the platform company earns through the minimal transaction fee or usage cost from users.</text:p>
      <text:p text:style-name="P4"/>
      <text:p text:style-name="P4">Examples of such platforms/<text:span text:style-name="T2">companies</text:span> would be iTunes, App Store, Uber, Facebook, <text:span text:style-name="T2">Apple, Google, eBay, Amazon, Netflix, Airbnb, Alibaba, Twitter, </text:span>among others. <text:span text:style-name="T2">Such companies are either networks, or have networks nestling within their ecosystem.</text:span></text:p>
      <text:p text:style-name="P4"/>
      <text:p text:style-name="P5">And this is inline with the Pareto principle (80/20 principle) as a minority of players or the drivers of the network own the majority of the market share. This is sometimes even more skewed than 80/20 going up to 90/10, 95/5 or sometimes 99/1 (which is to say: 1 percent of the companies reap 99% of the profits, or hold 99% of the market share).</text:p>
      <text:p text:style-name="P5"/>
      <text:p text:style-name="P6">And such companies have often monopolistic properties that is they enjoy dominance and presence as a monopoly of these platform companies in the market would be in favor of the users and customers.</text:p>
      <text:p text:style-name="P5"/>
      <text:p text:style-name="P6">Networks and their members like market share concentration and monopoly, because this provides the greatest depth and reach of the network. Bigger networks are better networks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1:00:51.214805478</meta:creation-date>
    <dc:date>2025-10-16T12:52:17.146866397</dc:date>
    <meta:editing-duration>PT23M7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255" meta:character-count="1512" meta:non-whitespace-character-count="1265"/>
  </office:meta>
</office:document-meta>
</file>